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80000032013B73B0E3A1F4474.png" manifest:media-type="image/png"/>
  <manifest:file-entry manifest:full-path="Pictures/10000201000002F2000003138B5D9FC70193D995.png" manifest:media-type="image/png"/>
  <manifest:file-entry manifest:full-path="Pictures/10000201000002D9000000D8DE9C32FD23D520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8b6" officeooo:paragraph-rsid="000764f2"/>
    </style:style>
    <style:style style:name="T1" style:family="text">
      <style:text-properties officeooo:rsid="0007b7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ph Prob. #12.3. The Matrix (Similar to Kruskal’s Algo to find MST<text:span text:style-name="T1">)</text:span></text:p>
      <text:p text:style-name="P1"><draw:frame draw:style-name="fr1" draw:name="Image1" text:anchor-type="char" svg:width="19.001cm" svg:height="19.997cm" draw:z-index="0"><draw:image xlink:href="Pictures/10000201000002F80000032013B73B0E3A1F4474.png" xlink:type="simple" xlink:show="embed" xlink:actuate="onLoad" draw:mime-type="image/png"/></draw:frame><text:s/></text:p>
      <text:p text:style-name="P1"><draw:frame draw:style-name="fr1" draw:name="Image2" text:anchor-type="char" svg:width="19.001cm" svg:height="5.629cm" draw:z-index="1"><draw:image xlink:href="Pictures/10000201000002D9000000D8DE9C32FD23D5209A.png" xlink:type="simple" xlink:show="embed" xlink:actuate="onLoad" draw:mime-type="image/png"/></draw:frame><text:s/></text:p>
      <text:p text:style-name="P1"/>
      <text:p text:style-name="P1"><draw:frame draw:style-name="fr1" draw:name="Image3" text:anchor-type="char" svg:width="19.001cm" svg:height="19.831cm" draw:z-index="2"><draw:image xlink:href="Pictures/10000201000002F2000003138B5D9FC70193D99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7:33:03.480000000</meta:creation-date>
    <dc:date>2022-02-21T18:24:13.870000000</dc:date>
    <meta:editing-duration>PT40M59S</meta:editing-duration>
    <meta:editing-cycles>2</meta:editing-cycles>
    <meta:generator>LibreOffice/7.1.8.1$Windows_X86_64 LibreOffice_project/e1f30c802c3269a1d052614453f260e49458c82c</meta:generator>
    <meta:document-statistic meta:table-count="0" meta:image-count="3" meta:object-count="0" meta:page-count="2" meta:paragraph-count="3" meta:word-count="12" meta:character-count="71" meta:non-whitespace-character-count="58"/>
  </office:meta>
</office:document-meta>
</file>